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799cm" svg:height="1.499cm" svg:x="0.3cm" svg:y="0.05cm" svg:viewBox="0 0 800 1500" draw:points="0,500 0,1000 400,1000 800,1500 800,0 400,5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2:18.579629178</dc:date>
    <meta:editing-duration>PT11H42M34S</meta:editing-duration>
    <meta:editing-cycles>40</meta:editing-cycles>
    <meta:generator>LibreOffice/5.1.6.2$Linux_X86_64 LibreOffice_project/10m0$Build-2</meta:generator>
    <meta:document-statistic meta:object-count="1"/>
  </office:meta>
</office:document-meta>
</file>